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BT</text:p>
          </table:table-cell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EP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LU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UA</text:p>
          </table:table-cell>
          <table:table-cell table:style-name="ce1" table:number-columns-repeated="1012"/>
        </table:table-row>
        <table:table-row table:style-name="ro1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BT</text:p>
          </table:table-cell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EP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LU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UA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ain siz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 siz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cc (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mp (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5:51:28.372636936</meta:creation-date>
    <dc:date>2019-01-30T16:27:41.282932536</dc:date>
    <meta:editing-duration>PT14M7S</meta:editing-duration>
    <meta:editing-cycles>5</meta:editing-cycles>
    <meta:generator>LibreOffice/6.1.4.2$Linux_X86_64 LibreOffice_project/10$Build-2</meta:generator>
    <meta:document-statistic meta:table-count="1" meta:cell-count="59" meta:object-count="0"/>
  </office:meta>
</office:document-meta>
</file>